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Times New Roman" style:font-name-complex="Times New Roman" fo:color="#D4D4D4" fo:font-size="10.5pt" style:font-size-asian="10.5pt" style:font-size-complex="10.5pt" fo:language="en" fo:country="IN" style:language-asian="en" style:country-asian="IN" style:language-complex="ar" style:country-complex="SA"/>
    </style:style>
    <style:style style:name="P11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2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3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4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5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6" style:parent-style-name="Normal" style:family="paragraph">
      <style:text-properties fo:language="en" fo:country="IN"/>
    </style:style>
    <style:style style:name="P17" style:parent-style-name="Normal" style:family="paragraph">
      <style:text-properties fo:language="en" fo:country="IN"/>
    </style:style>
  </office:automatic-styles>
  <office:body>
    <office:text text:use-soft-page-breaks="true">
      <text:p text:style-name="P1"/>
      <text:p text:style-name="P11">sum=0</text:p>
      <text:p text:style-name="P12">for i in range(10):</text:p>
      <text:p text:style-name="P13"><text:tab/>x=int(input("Enter number 1"))<text:tab/></text:p>
      <text:p text:style-name="P14"><text:tab/>sum+=x</text:p>
      <text:p text:style-name="P15">print("The sum is ",sum)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P9" style:parent-style-name="Header" style:family="paragraph">
      <style:text-properties fo:language="en" fo:country="IN"/>
    </style:style>
    <style:style style:name="P10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><text:span text:style-name="T4">Gokul Krishna R</text:span><text:span text:style-name="T5"><text:tab/></text:span><text:span text:style-name="T6">Program 2a</text:span><text:span text:style-name="T7"><text:tab/></text:span><text:span text:style-name="T8">12/10/2022</text:span></text:p>
        <text:p text:style-name="P9">20220040</text:p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Krishna.R</meta:initial-creator>
    <dc:creator>Rahul Krishna.R</dc:creator>
    <meta:creation-date>2022-11-16T01:46:00Z</meta:creation-date>
    <dc:date>2022-11-16T01:52:00Z</dc:date>
    <meta:template xlink:href="Normal" xlink:type="simple"/>
    <meta:editing-cycles>1</meta:editing-cycles>
    <meta:editing-duration>PT360S</meta:editing-duration>
    <meta:document-statistic meta:page-count="1" meta:paragraph-count="1" meta:word-count="14" meta:character-count="94" meta:row-count="1" meta:non-whitespace-character-count="81"/>
  </office:meta>
</office:document-meta>
</file>